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02cm solid #000000"/>
    </style:style>
    <style:style style:name="Tableau5" style:family="table">
      <style:table-properties style:width="17.039cm" fo:margin-left="-0.016cm" fo:margin-right="-0.023cm" table:align="margins"/>
    </style:style>
    <style:style style:name="Tableau5.A" style:family="table-column">
      <style:table-column-properties style:column-width="17.039cm" style:rel-column-width="9660*"/>
    </style:style>
    <style:style style:name="Tableau5.A1" style:family="table-cell">
      <style:table-cell-properties fo:padding="0.097cm" fo:border="0.002cm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02cm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02cm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02cm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02cm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02cm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002cm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02cm solid #0000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s d'utilisation 1 : Gérer la BD de l'IUT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Niveau : Stratégique</text:p>
            <text:p text:style-name="Table_20_Contents">Précondition : Application ouverte</text:p>
          </table:table-cell>
        </table:table-row>
      </table:table>
      <text:p text:style-name="Standard"/>
      <text:p text:style-name="Standard">Cas d'utilisation 2 : Gérer la BD des Étudiants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Niveau : Stratégique</text:p>
            <text:p text:style-name="Table_20_Contents">Précondition : Application ouverte</text:p>
          </table:table-cell>
        </table:table-row>
      </table:table>
      <text:p text:style-name="Standard"/>
      <text:p text:style-name="Standard">Cas d'utilisation 3 : Gérer la BD du Personnel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Niveau : Stratégique</text:p>
            <text:p text:style-name="Table_20_Contents">Précondition : Application ouverte</text:p>
          </table:table-cell>
        </table:table-row>
      </table:table>
      <text:p text:style-name="Standard"/>
      <text:p text:style-name="Standard">Cas d'utilisation 4 : Gérer les Étudiants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Niveau : Utilisateur</text:p>
            <text:p text:style-name="Table_20_Contents">Précondition : Application ouverte</text:p>
            <text:p text:style-name="Table_20_Contents">Scénario nominal : 1 – Le gérant recherche un ou plusieurs étudiants</text:p>
            <text:p text:style-name="Table_20_Contents"><text:tab/><text:tab/> <text:s text:c="7"/>2 – Le gérant effectue des opérations sur le ou les étudiants recherchés</text:p>
          </table:table-cell>
        </table:table-row>
      </table:table>
      <text:p text:style-name="Standard"/>
      <text:p text:style-name="Standard">Cas d'utilisation 5 : gerer 1, modifier</text:p>
      <text:p text:style-name="Standard"/>
      <text:p text:style-name="Standard">Cas d'utilisation 5 : Gérer le personnel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Niveau : Utilisateur</text:p>
            <text:p text:style-name="Table_20_Contents">Précondition : Application ouverte</text:p>
            <text:p text:style-name="Table_20_Contents">Scénario nominal : 1 – Le gérant recherche un ou plusieurs membres du personnel</text:p>
            <text:p text:style-name="Table_20_Contents"><text:tab/><text:tab/> <text:s text:c="7"/>2 – Le gérant effectue des opérations sur le ou les membres du personnel recherchés</text:p>
          </table:table-cell>
        </table:table-row>
      </table:table>
      <text:p text:style-name="Standard"/>
      <text:p text:style-name="Standard">Cas d'utilisation 6 : Rechercher un étudiant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Table_20_Contents">Niveau : Sous-fonction</text:p>
            <text:p text:style-name="Table_20_Contents">Précondition : Application ouverte</text:p>
            <text:p text:style-name="Table_20_Contents">Scénario nominal : 1 – Le gérant entre une information sur l'étudiant à rechercher</text:p>
            <text:p text:style-name="Table_20_Contents"><text:tab/><text:tab/> <text:s text:c="7"/>2 – L'application sort une liste d'étudiants correspondant aux critères de recherche</text:p>
          </table:table-cell>
        </table:table-row>
      </table:table>
      <text:p text:style-name="Standard"/>
      <text:p text:style-name="Standard">Cas d'utilisation 7 : Ajouter un étudiant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Niveau : Sous-fonction</text:p>
            <text:p text:style-name="Table_20_Contents">Précondition : Application ouverte</text:p>
            <text:p text:style-name="Table_20_Contents">Scénario nominal : 1 – Le gérant entre les informations d'un étudiant et valide</text:p>
            <text:p text:style-name="Table_20_Contents"><text:tab/><text:tab/> <text:s text:c="7"/>2 – L'étudiant est ajouté à la base de données.</text:p>
          </table:table-cell>
        </table:table-row>
      </table:table>
      <text:p text:style-name="Standard"/>
      <text:p text:style-name="Standard">Cas d'utilisation 8 : Suppression d'un étudiant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Table_20_Contents">Niveau : Sous-fonction</text:p>
            <text:p text:style-name="Table_20_Contents">Précondition : Application ouverte</text:p>
            <text:p text:style-name="Table_20_Contents">Scénario nominal : 1 – Le gérant recherche un étudiant</text:p>
            <text:p text:style-name="Table_20_Contents"><text:tab/><text:tab/> <text:s text:c="7"/>2 – Le gérant supprime l'étudiant recherché.</text:p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>Cas d'utilisation 9 : Mise à jour d'un étudiant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Table_20_Contents">Niveau : Sous-fonction</text:p>
            <text:p text:style-name="Table_20_Contents">Précondition : Application ouverte</text:p>
            <text:p text:style-name="Table_20_Contents">Scénario nominal : 1 – Le gérant recherche un étudiant</text:p>
            <text:p text:style-name="Table_20_Contents"><text:tab/><text:tab/> <text:s text:c="7"/>2 – Le gérant met à jour les informations de l'étudiant recherché.</text:p>
          </table:table-cell>
        </table:table-row>
      </table:table>
      <text:p text:style-name="Standard"/>
      <text:p text:style-name="Standard">Cas d'utilisation 10 : Rechercher un membre du personnel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Table_20_Contents">Niveau : Sous-fonction</text:p>
            <text:p text:style-name="Table_20_Contents">Précondition : Application ouverte</text:p>
            <text:p text:style-name="Table_20_Contents">Scénario nominal : 1 – Le gérant entre une information sur le membre du personnel à rechercher</text:p>
            <text:p text:style-name="Table_20_Contents"><text:tab/><text:tab/> <text:s text:c="7"/>2 – L'application sort une liste de membres du personnel correspondant aux critères de recherche</text:p>
          </table:table-cell>
        </table:table-row>
      </table:table>
      <text:p text:style-name="Standard"/>
      <text:p text:style-name="Standard">Cas d'utilisation 11 : Ajouter un membre du personnel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Table_20_Contents">Niveau : Sous-fonction</text:p>
            <text:p text:style-name="Table_20_Contents">Précondition : Application ouverte</text:p>
            <text:p text:style-name="Table_20_Contents">Scénario nominal : 1 – Le gérant entre les informations d'un membre du personnel et valide</text:p>
            <text:p text:style-name="Table_20_Contents"><text:tab/><text:tab/> <text:s text:c="7"/>2 – Le membre du personnel est ajouté à la base de données.</text:p>
          </table:table-cell>
        </table:table-row>
      </table:table>
      <text:p text:style-name="Standard"/>
      <text:p text:style-name="Standard">Cas d'utilisation 12 : Suppression d'un membre du personnel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Table_20_Contents">Niveau : Sous-fonction</text:p>
            <text:p text:style-name="Table_20_Contents">Précondition : Application ouverte</text:p>
            <text:p text:style-name="Table_20_Contents">Scénario nominal : 1 – Le gérant recherche un membre du personnel</text:p>
            <text:p text:style-name="Table_20_Contents"><text:tab/><text:tab/> <text:s text:c="7"/>2 – Le gérant supprime le membre du personnel recherché.</text:p>
          </table:table-cell>
        </table:table-row>
      </table:table>
      <text:p text:style-name="Standard"/>
      <text:p text:style-name="Standard">Cas d'utilisation 13  : Mise à jour d'un membre du personnel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Table_20_Contents">Niveau : Sous-fonction</text:p>
            <text:p text:style-name="Table_20_Contents">Précondition : Application ouverte</text:p>
            <text:p text:style-name="Table_20_Contents">Scénario nominal : 1 – Le gérant recherche un membre du personnel</text:p>
            <text:p text:style-name="Table_20_Contents"><text:tab/><text:tab/> <text:s text:c="7"/>2 – Le gérant met à jour les informations du membre du personnel recherché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Stratégique</text:p>
      <text:p text:style-name="Standard"><draw:rect text:anchor-type="paragraph" draw:z-index="0" draw:style-name="gr1" draw:text-style-name="P1" svg:width="3.864cm" svg:height="1.721cm" svg:x="7.31cm" svg:y="0.055cm"><text:p text:style-name="P1">Gérer la BD de l'IUT</text:p></draw:rect></text:p>
      <text:p text:style-name="Standard"/>
      <text:p text:style-name="Standard"/>
      <text:p text:style-name="Standard"><draw:line text:anchor-type="paragraph" draw:z-index="13" draw:style-name="gr2" draw:text-style-name="P1" svg:x1="9.029cm" svg:y1="0.314cm" svg:x2="6.463cm" svg:y2="0.965cm"><text:p/></draw:line><draw:line text:anchor-type="paragraph" draw:z-index="14" draw:style-name="gr2" draw:text-style-name="P1" svg:x1="9.744cm" svg:y1="0.314cm" svg:x2="12.284cm" svg:y2="0.912cm"><text:p/></draw:line></text:p>
      <text:p text:style-name="Standard"><draw:rect text:anchor-type="paragraph" draw:z-index="4" draw:style-name="gr1" draw:text-style-name="P1" svg:width="3.864cm" svg:height="1.721cm" svg:x="10.776cm" svg:y="2.992cm"><text:p text:style-name="P1">Gérer le personnel</text:p></draw:rect><draw:rect text:anchor-type="paragraph" draw:z-index="1" draw:style-name="gr1" draw:text-style-name="P1" svg:width="3.864cm" svg:height="1.721cm" svg:x="4.029cm" svg:y="0.478cm"><text:p text:style-name="P1">Gérer la BD des</text:p><text:p text:style-name="P1">étudiants</text:p></draw:rect><draw:rect text:anchor-type="paragraph" draw:z-index="2" draw:style-name="gr1" draw:text-style-name="P1" svg:width="3.864cm" svg:height="1.721cm" svg:x="10.776cm" svg:y="0.425cm"><text:p text:style-name="P1">Gérer la BD du</text:p><text:p text:style-name="P1">personnel</text:p></draw:rect><draw:rect text:anchor-type="paragraph" draw:z-index="3" draw:style-name="gr1" draw:text-style-name="P2" svg:width="3.867cm" svg:height="1.724cm" svg:x="4.135cm" svg:y="3.071cm"><text:p text:style-name="P1"><text:span text:style-name="T1">Gérer les étudiants</text:span></text:p></draw:rect></text:p>
      <text:p text:style-name="Standard"/>
      <text:p text:style-name="Standard"/>
      <text:p text:style-name="Standard"/>
      <text:p text:style-name="Standard"><draw:line text:anchor-type="paragraph" draw:z-index="15" draw:style-name="gr2" draw:text-style-name="P1" svg:x1="12.681cm" svg:y1="0.198cm" svg:x2="12.681cm" svg:y2="1.045cm"><text:p/></draw:line><draw:line text:anchor-type="paragraph" draw:z-index="24" draw:style-name="gr2" draw:text-style-name="P1" svg:x1="6.172cm" svg:y1="0.25cm" svg:x2="6.198cm" svg:y2="1.123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>- - - - - - - - - - - - - - - - - - - - - - - - - - - - - - - - - - - - - - - - - - - - - - - - - - - - - - - - - - - - - - - - - - -</text:p>
      <text:p text:style-name="Standard"><draw:rect text:anchor-type="paragraph" draw:z-index="25" draw:style-name="gr1" draw:text-style-name="P2" svg:width="3.867cm" svg:height="1.724cm" svg:x="4.135cm" svg:y="0.15cm"><text:p text:style-name="P1"><text:span text:style-name="T1">Gérer un étudiant</text:span></text:p></draw:rect><draw:rect text:anchor-type="paragraph" draw:z-index="26" draw:style-name="gr1" draw:text-style-name="P2" svg:width="3.867cm" svg:height="1.724cm" svg:x="10.855cm" svg:y="0.067cm"><text:p text:style-name="P1"><text:span text:style-name="T1">Gérer un membre</text:span></text:p><text:p text:style-name="P1"><text:span text:style-name="T1">du personnel</text:span></text:p></draw:rect>Utilisateur</text:p>
      <text:p text:style-name="Standard"/>
      <text:p text:style-name="Standard"/>
      <text:p text:style-name="Standard"><draw:line text:anchor-type="paragraph" draw:z-index="16" draw:style-name="gr2" draw:text-style-name="P1" svg:x1="12.125cm" svg:y1="0.33cm" svg:x2="10.114cm" svg:y2="2.057cm"><text:p/></draw:line><draw:line text:anchor-type="paragraph" draw:z-index="17" draw:style-name="gr2" draw:text-style-name="P1" svg:x1="12.628cm" svg:y1="0.33cm" svg:x2="11.755cm" svg:y2="2.041cm"><text:p/></draw:line><draw:line text:anchor-type="paragraph" draw:z-index="18" draw:style-name="gr2" draw:text-style-name="P1" svg:x1="13.421cm" svg:y1="0.33cm" svg:x2="13.739cm" svg:y2="2.094cm"><text:p/></draw:line><draw:line text:anchor-type="paragraph" draw:z-index="19" draw:style-name="gr2" draw:text-style-name="P1" svg:x1="14.056cm" svg:y1="0.33cm" svg:x2="15.564cm" svg:y2="2.094cm"><text:p/></draw:line><draw:line text:anchor-type="paragraph" draw:z-index="20" draw:style-name="gr2" draw:text-style-name="P1" svg:x1="5.166cm" svg:y1="0.413cm" svg:x2="2.679cm" svg:y2="1.978cm"><text:p/></draw:line><draw:line text:anchor-type="paragraph" draw:z-index="21" draw:style-name="gr2" draw:text-style-name="P1" svg:x1="6.04cm" svg:y1="0.413cm" svg:x2="4.373cm" svg:y2="2.041cm"><text:p/></draw:line><draw:line text:anchor-type="paragraph" draw:z-index="22" draw:style-name="gr2" draw:text-style-name="P1" svg:x1="6.49cm" svg:y1="0.413cm" svg:x2="6.331cm" svg:y2="2.015cm"><text:p/></draw:line><draw:line text:anchor-type="paragraph" draw:z-index="23" draw:style-name="gr2" draw:text-style-name="P1" svg:x1="7.336cm" svg:y1="0.413cm" svg:x2="8.13cm" svg:y2="2.041cm"><text:p/></draw:line></text:p>
      <text:p text:style-name="Standard">- - - - - - - - - - - - - - - - - - - - - - - - - - - - - - - - - - - - - - - - - - - - - - - - - - - - - - - - - - - - - - - - - - - -</text:p>
      <text:p text:style-name="Standard">Sous-fonction</text:p>
      <text:p text:style-name="Standard"/>
      <text:p text:style-name="Standard"><draw:rect text:anchor-type="paragraph" draw:z-index="8" draw:style-name="gr1" draw:text-style-name="P1" svg:width="1.535cm" svg:height="0.9cm" svg:x="7.283cm" svg:y="0.093cm"><text:p text:style-name="P1">Rech</text:p><text:p text:style-name="P1"><text:s/>Etu</text:p></draw:rect><draw:rect text:anchor-type="paragraph" draw:z-index="7" draw:style-name="gr1" draw:text-style-name="P1" svg:width="1.535cm" svg:height="0.9cm" svg:x="5.457cm" svg:y="0.067cm"><text:p text:style-name="P1">MàJ</text:p><text:p text:style-name="P1"><text:s/>Etu</text:p></draw:rect><draw:rect text:anchor-type="paragraph" draw:z-index="9" draw:style-name="gr1" draw:text-style-name="P2" svg:width="1.537cm" svg:height="0.902cm" svg:x="9.188cm" svg:y="0.109cm"><text:p text:style-name="P1"><text:span text:style-name="T1">Ajout</text:span></text:p><text:p text:style-name="P1"><text:span text:style-name="T1">Pers.</text:span></text:p></draw:rect><draw:rect text:anchor-type="paragraph" draw:z-index="10" draw:style-name="gr1" draw:text-style-name="P2" svg:width="1.537cm" svg:height="0.902cm" svg:x="10.987cm" svg:y="0.093cm"><text:p text:style-name="P1"><text:span text:style-name="T1">Suppr</text:span></text:p><text:p text:style-name="P1"><text:span text:style-name="T1"><text:s/></text:span><text:span text:style-name="T1">Pers.</text:span></text:p></draw:rect><draw:rect text:anchor-type="paragraph" draw:z-index="11" draw:style-name="gr1" draw:text-style-name="P2" svg:width="1.537cm" svg:height="0.902cm" svg:x="12.998cm" svg:y="0.146cm"><text:p text:style-name="P1"><text:span text:style-name="T1">Màj</text:span></text:p><text:p text:style-name="P1"><text:span text:style-name="T1"><text:s/></text:span><text:span text:style-name="T1">Pers.</text:span></text:p></draw:rect></text:p>
      <text:p text:style-name="Standard"><draw:rect text:anchor-type="paragraph" draw:z-index="12" draw:style-name="gr1" draw:text-style-name="P2" svg:width="1.537cm" svg:height="0.902cm" svg:x="14.93cm" svg:y="1.644cm"><text:p text:style-name="P1"><text:span text:style-name="T1">Rech</text:span></text:p><text:p text:style-name="P1"><text:span text:style-name="T1">Pers.</text:span></text:p></draw:rect><draw:rect text:anchor-type="paragraph" draw:z-index="5" draw:style-name="gr1" draw:text-style-name="P2" svg:width="1.537cm" svg:height="0.902cm" svg:x="0.138cm" svg:y="1.977cm"><text:p text:style-name="P1"><text:span text:style-name="T1">Ajout</text:span></text:p><text:p text:style-name="P1"><text:span text:style-name="T1"><text:s/></text:span><text:span text:style-name="T1">Etu</text:span></text:p></draw:rect><draw:rect text:anchor-type="paragraph" draw:z-index="6" draw:style-name="gr1" draw:text-style-name="P1" svg:width="1.535cm" svg:height="0.9cm" svg:x="2.018cm" svg:y="1.961cm"><text:p text:style-name="P1">Suppr</text:p><text:p text:style-name="P1"><text:s/>Etu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ZOUHIRI Malik Groupe B – MPA ~ <text:s/>TD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lik Zouhiri</meta:initial-creator>
    <meta:creation-date>2014-11-03T08:41:03.41</meta:creation-date>
    <dc:date>2014-12-05T16:34:21.59</dc:date>
    <dc:creator>Malik Zouhiri</dc:creator>
    <meta:editing-duration>PT3H20M18S</meta:editing-duration>
    <meta:editing-cycles>4</meta:editing-cycles>
    <meta:generator>OpenOffice/4.1.0$Win32 OpenOffice.org_project/410m18$Build-9764</meta:generator>
    <meta:document-statistic meta:table-count="13" meta:image-count="0" meta:object-count="0" meta:page-count="3" meta:paragraph-count="66" meta:word-count="605" meta:character-count="3230"/>
  </office:meta>
</office:document-meta>
</file>